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Tabla1" style:family="table">
      <style:table-properties style:width="7.375cm" table:align="left"/>
    </style:style>
    <style:style style:name="Tabla1.A" style:family="table-column">
      <style:table-column-properties style:column-width="0.199cm"/>
    </style:style>
    <style:style style:name="Tabla1.B" style:family="table-column">
      <style:table-column-properties style:column-width="6.923cm"/>
    </style:style>
    <style:style style:name="Tabla1.C" style:family="table-column">
      <style:table-column-properties style:column-width="0.252cm"/>
    </style:style>
    <style:style style:name="Tabla1.A1" style:family="table-cell">
      <style:table-cell-properties style:vertical-align="middle" fo:padding="0.053cm" fo:border="none"/>
    </style:style>
    <style:style style:name="Tabla1.C2" style:family="table-cell">
      <style:table-cell-properties fo:padding="0.053cm" fo:border="none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margin-top="0cm" fo:margin-bottom="0.499cm"/>
    </style:style>
    <style:style style:name="P3" style:family="paragraph" style:parent-style-name="Table_20_Contents">
      <style:text-properties fo:font-size="2pt" style:font-size-asian="2pt" style:font-size-complex="2pt"/>
    </style:style>
    <style:style style:name="P4" style:family="paragraph" style:parent-style-name="Table_20_Contents">
      <style:paragraph-properties fo:text-align="center" style:justify-single-word="false"/>
    </style:style>
    <style:style style:name="T1" style:family="text">
      <style:text-properties fo:font-weight="bold"/>
    </style:style>
    <style:style style:name="T2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gráficos1" text:anchor-type="as-char" svg:width="2.91cm" svg:height="3.387cm" draw:z-index="0"><draw:image xlink:href="http://192.168.1.20/%7Ejosx/alba/images/small/escudo_bsas_chico.jpg" xlink:type="simple" xlink:show="embed" xlink:actuate="onLoad"/><svg:desc>Escudo_bsas_chico</svg:desc></draw:frame></text:p>
      <text:p text:style-name="P1">REPÚBLICA ARGENTINA<text:line-break/><text:line-break/><text:span text:style-name="T1">GOBIERNO DE LA CIUDAD DE BUENOS AIRES</text:span><text:line-break/><text:span text:style-name="T1">SECRETARíA DE EDUCACION</text:span><text:line-break/><text:line-break/>[informe.Nombre]</text:p>
      <text:p text:style-name="P2"/>
      <text:p text:style-name="Standard">La Dirección de la Escuela [establecimiento.Nombre] <text:s/>D.E. [distritoEscolar.Nombre] solicita a la [variable.origen] el Legajo Escolar del alumno [alumno.Apellido], [alumno.Nombre] inscripto en <text:span text:style-name="T2">[division.Anio].<text:line-break/></text:span>Tenga el presente el carácter de recibo.<text:line-break/><text:line-break/>Buenos Aires, el [var..now;frm='dd/mm/yyyy']<text:line-break/></text:p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P3"/>
          </table:table-cell>
          <table:table-cell table:style-name="Tabla1.A1" office:value-type="string">
            <text:p text:style-name="P3"/>
          </table:table-cell>
          <table:table-cell table:style-name="Tabla1.A1" office:value-type="string">
            <text:p text:style-name="P3"/>
          </table:table-cell>
        </table:table-row>
        <table:table-row>
          <table:table-cell table:style-name="Tabla1.A1" office:value-type="string">
            <text:p text:style-name="P3"/>
          </table:table-cell>
          <table:table-cell table:style-name="Tabla1.A1" office:value-type="string">
            <text:p text:style-name="P4">..................................................<text:line-break/>Firma autorizada</text:p>
          </table:table-cell>
          <table:table-cell table:style-name="Tabla1.C2" office:value-type="string">
            <text:p text:style-name="P3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ans" fo:font-size="12pt" fo:language="es" fo:country="AR" style:letter-kerning="true" style:font-name-asian="DejaVu Sans2" style:font-size-asian="12pt" style:language-asian="zxx" style:country-asian="none" style:font-name-complex="DejaVu Sans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ejaVu Sans1" fo:font-size="14pt" style:font-name-asian="DejaVu Sans2" style:font-size-asian="14pt" style:font-name-complex="DejaVu Sans2" style:font-size-complex="14pt"/>
    </style:style>
    <style:style style:name="List" style:family="paragraph" style:parent-style-name="Text_20_body" style:class="list"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quare-mode="false"/>
    </style:default-page-layout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8$Build-9161</meta:generator>
    <meta:creation-date>2007-10-22T12:17:48</meta:creation-date>
    <dc:date>2007-10-22T14:01:08</dc:date>
    <dc:language>es-AR</dc:language>
    <meta:editing-cycles>4</meta:editing-cycles>
    <meta:editing-duration>PT7M29S</meta:editing-duration>
    <meta:user-defined meta:name="Info 1"/>
    <meta:user-defined meta:name="Info 2"/>
    <meta:user-defined meta:name="Info 3"/>
    <meta:user-defined meta:name="Info 4"/>
    <meta:document-statistic meta:table-count="1" meta:image-count="1" meta:object-count="0" meta:page-count="1" meta:paragraph-count="4" meta:word-count="53" meta:character-count="464"/>
  </office:meta>
</office:document-meta>
</file>